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2E000001E0967E66044DE85A9A.png" manifest:media-type="image/png"/>
  <manifest:file-entry manifest:full-path="Pictures/10000201000001B9000001218D8E893FEEE4CAA1.png" manifest:media-type="image/png"/>
  <manifest:file-entry manifest:full-path="Pictures/100002010000047D0000025F22C53F8EE0D0DA76.png" manifest:media-type="image/png"/>
  <manifest:file-entry manifest:full-path="Pictures/1000020100000215000003ABD79A2ADE44121E7A.png" manifest:media-type="image/png"/>
  <manifest:file-entry manifest:full-path="Pictures/100022AF00003B0400004A843B7978870BD4018E.svg" manifest:media-type="image/svg+xml"/>
  <manifest:file-entry manifest:full-path="Pictures/100002010000023B000002D1847E9A5544054F52.png" manifest:media-type="image/png"/>
  <manifest:file-entry manifest:full-path="Pictures/10000000000000E1000000E11E181CBEC1D67EAA.jpg" manifest:media-type="image/jpeg"/>
  <manifest:file-entry manifest:full-path="Pictures/100002010000047D0000025CCDB19543DB3BB15C.png" manifest:media-type="image/png"/>
  <manifest:file-entry manifest:full-path="Pictures/1000000000000163000001002D550D4370043F85.jpg" manifest:media-type="image/jpeg"/>
  <manifest:file-entry manifest:full-path="Pictures/100000000000032000000211B059F4C1D87BF4FD.jpg" manifest:media-type="image/jpeg"/>
  <manifest:file-entry manifest:full-path="Pictures/100007C6000039740000654965486ADEF1142938.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opacity="100%" draw:opacity-name="Transparency_20_1" draw:textarea-horizontal-align="justify" draw:textarea-vertical-align="middle" draw:auto-grow-height="false" fo:min-height="1.956cm" fo:min-width="2.897cm" fo:wrap-option="no-wrap"/>
    </style:style>
    <style:style style:name="gr3" style:family="graphic" style:parent-style-name="Objekt_20_ohne_20_Füllung_20_und_20_Linie">
      <style:graphic-properties svg:stroke-color="#eeeee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vertical-align="middle"/>
    </style:style>
    <style:style style:name="gr5" style:family="graphic" style:parent-style-name="objectwithoutfill">
      <style:graphic-properties draw:marker-end="" draw:marker-end-width="0.3cm" draw:fill="none" draw:textarea-vertical-align="middle"/>
    </style:style>
    <style:style style:name="gr6" style:family="graphic" style:parent-style-name="objectwithoutfill">
      <style:graphic-properties draw:marker-start="Arrow" draw:marker-end="Arrow" draw:marker-end-width="0.3cm" draw:fill="none"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draw:marker-end="" draw:marker-end-width="0.3cm" draw:fill="none"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10" style:family="graphic" style:parent-style-name="objectwithoutfill">
      <style:graphic-properties draw:marker-end="Arrow" draw:marker-end-width="0.3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1.012cm" fo:min-width="0cm"/>
    </style:style>
    <style:style style:name="P1" style:family="paragraph">
      <style:paragraph-properties fo:text-align="center"/>
    </style:style>
    <style:style style:name="P2" style:family="paragraph">
      <loext:graphic-properties draw:opacity="100%" draw:opacity-name="Transparency_20_1"/>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none" draw:fill-color="#ffffff"/>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g>
            <draw:frame draw:style-name="gr1" draw:text-style-name="P1" draw:layer="layout" svg:width="7.222cm" svg:height="4.775cm" svg:x="7.5cm" svg:y="8.942cm">
              <draw:image xlink:href="Pictures/100000000000032000000211B059F4C1D87BF4FD.jpg" xlink:type="simple" xlink:show="embed" xlink:actuate="onLoad">
                <text:p/>
              </draw:image>
            </draw:frame>
            <draw:frame draw:style-name="gr1" draw:text-style-name="P1" draw:layer="layout" svg:width="1.122cm" svg:height="1.417cm" svg:x="7.4cm" svg:y="7.9cm">
              <draw:image xlink:href="Pictures/100022AF00003B0400004A843B7978870BD4018E.svg" xlink:type="simple" xlink:show="embed" xlink:actuate="onLoad">
                <text:p/>
              </draw:image>
              <draw:image xlink:href="Pictures/100002010000023B000002D1847E9A5544054F52.png" xlink:type="simple" xlink:show="embed" xlink:actuate="onLoad"/>
            </draw:frame>
          </draw:g>
          <draw:frame draw:style-name="gr1" draw:text-style-name="P1" draw:layer="layout" svg:width="5.952cm" svg:height="5.952cm" svg:x="1.648cm" svg:y="13.5cm">
            <draw:image xlink:href="Pictures/10000000000000E1000000E11E181CBEC1D67EAA.jpg" xlink:type="simple" xlink:show="embed" xlink:actuate="onLoad">
              <text:p/>
            </draw:image>
          </draw:frame>
          <draw:frame draw:style-name="gr1" draw:text-style-name="P1" draw:layer="layout" svg:width="2.358cm" svg:height="1.7cm" svg:x="8.9cm" svg:y="15.3cm">
            <draw:image xlink:href="Pictures/1000000000000163000001002D550D4370043F85.jpg" xlink:type="simple" xlink:show="embed" xlink:actuate="onLoad">
              <text:p/>
            </draw:image>
          </draw:frame>
          <draw:frame draw:style-name="gr1" draw:text-style-name="P1" xml:id="id2" draw:id="id2" draw:layer="layout" svg:width="2.358cm" svg:height="1.7cm" svg:x="4.542cm" svg:y="8.8cm">
            <draw:image xlink:href="Pictures/1000000000000163000001002D550D4370043F85.jpg" xlink:type="simple" xlink:show="embed" xlink:actuate="onLoad">
              <text:p/>
            </draw:image>
          </draw:frame>
          <draw:frame draw:style-name="gr1" draw:text-style-name="P1" draw:layer="layout" svg:width="2.358cm" svg:height="1.7cm" svg:x="4.6cm" svg:y="11cm">
            <draw:image xlink:href="Pictures/1000000000000163000001002D550D4370043F85.jpg" xlink:type="simple" xlink:show="embed" xlink:actuate="onLoad">
              <text:p/>
            </draw:image>
          </draw:frame>
          <draw:custom-shape draw:style-name="gr2" draw:text-style-name="P2" draw:layer="layout" svg:width="5.2cm" svg:height="3.4cm" svg:x="15.1cm" svg:y="4.1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frame draw:style-name="gr1" draw:text-style-name="P1" draw:layer="layout" svg:width="3.099cm" svg:height="5.099cm" draw:transform="rotate (1.5707963267949) translate (21.9cm 7.8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draw:layer="layout" svg:width="4.642cm" svg:height="2.44cm" svg:x="22.135cm" svg:y="4.931cm">
              <draw:image xlink:href="Pictures/100002010000047D0000025CCDB19543DB3BB15C.png" xlink:type="simple" xlink:show="embed" xlink:actuate="onLoad">
                <text:p/>
              </draw:image>
            </draw:frame>
          </draw:g>
          <draw:g>
            <draw:frame draw:style-name="gr3" draw:text-style-name="P1" draw:layer="layout" svg:width="4.716cm" svg:height="2.683cm" svg:x="21.793cm" svg:y="6.007cm">
              <draw:image xlink:href="Pictures/100002010000047D0000025F22C53F8EE0D0DA76.png" xlink:type="simple" xlink:show="embed" xlink:actuate="onLoad">
                <text:p/>
              </draw:image>
            </draw:frame>
            <draw:frame draw:style-name="gr1" draw:text-style-name="P1" draw:layer="layout" svg:width="3.099cm" svg:height="5.099cm" draw:transform="rotate (1.5707963267949) translate (21.6cm 8.9cm)">
              <draw:image xlink:href="Pictures/100007C6000039740000654965486ADEF1142938.svg" xlink:type="simple" xlink:show="embed" xlink:actuate="onLoad">
                <text:p/>
              </draw:image>
              <draw:image xlink:href="Pictures/1000020100000215000003ABD79A2ADE44121E7A.png" xlink:type="simple" xlink:show="embed" xlink:actuate="onLoad"/>
            </draw:frame>
          </draw:g>
          <draw:g>
            <draw:frame draw:style-name="gr1" draw:text-style-name="P1" draw:layer="layout" svg:width="5.967cm" svg:height="3.446cm" svg:x="21.533cm" svg:y="9.1cm">
              <draw:image xlink:href="Pictures/10000201000001B9000001218D8E893FEEE4CAA1.png" xlink:type="simple" xlink:show="embed" xlink:actuate="onLoad">
                <text:p/>
              </draw:image>
            </draw:frame>
            <draw:frame draw:style-name="gr1" draw:text-style-name="P1" draw:layer="layout" svg:width="3.495cm" svg:height="1.713cm" svg:x="22.744cm" svg:y="9.596cm">
              <draw:image xlink:href="Pictures/100002010000047D0000025F22C53F8EE0D0DA76.png" xlink:type="simple" xlink:show="embed" xlink:actuate="onLoad">
                <text:p/>
              </draw:image>
            </draw:frame>
          </draw:g>
          <draw:frame draw:style-name="gr1" draw:text-style-name="P1" draw:layer="layout" svg:width="3.102cm" svg:height="5.469cm" draw:transform="rotate (1.5707963267949) translate (21.631cm 17.502cm)">
            <draw:image xlink:href="Pictures/100007C6000039740000654965486ADEF1142938.svg" xlink:type="simple" xlink:show="embed" xlink:actuate="onLoad">
              <text:p/>
            </draw:image>
            <draw:image xlink:href="Pictures/1000020100000215000003ABD79A2ADE44121E7A.png" xlink:type="simple" xlink:show="embed" xlink:actuate="onLoad"/>
          </draw:frame>
          <draw:frame draw:style-name="gr1" draw:text-style-name="P1" xml:id="id1" draw:id="id1" draw:layer="layout" svg:width="2.026cm" svg:height="3.221cm" draw:transform="rotate (1.5707963267949) translate (1.8cm 5.526cm)">
            <draw:image xlink:href="Pictures/100002010000012E000001E0967E66044DE85A9A.png" xlink:type="simple" xlink:show="embed" xlink:actuate="onLoad">
              <text:p/>
            </draw:image>
          </draw:frame>
          <draw:connector draw:style-name="gr4" draw:text-style-name="P1" draw:layer="layout" svg:x1="3.41cm" svg:y1="5.526cm" svg:x2="4.542cm" svg:y2="9.65cm" draw:start-shape="id1" draw:end-shape="id2" draw:end-glue-point="3" svg:d="M3410 5526v4124h1132" svg:viewBox="0 0 1133 4125">
            <text:p/>
          </draw:connector>
          <draw:line draw:style-name="gr5" draw:text-style-name="P3" draw:layer="layout" svg:x1="7.3cm" svg:y1="16.1cm" svg:x2="8.8cm" svg:y2="16.1cm">
            <text:p/>
          </draw:line>
          <draw:line draw:style-name="gr5" draw:text-style-name="P3" draw:layer="layout" svg:x1="2.8cm" svg:y1="11.7cm" svg:x2="4.6cm" svg:y2="11.7cm">
            <text:p/>
          </draw:line>
          <draw:line draw:style-name="gr6" draw:text-style-name="P3" draw:layer="layout" svg:x1="14.4cm" svg:y1="9.1cm" svg:x2="16.6cm" svg:y2="6.8cm">
            <text:p/>
          </draw:line>
          <draw:line draw:style-name="gr6" draw:text-style-name="P3" draw:layer="layout" svg:x1="21.5cm" svg:y1="7.3cm" svg:x2="19.1cm" svg:y2="6.8cm">
            <text:p/>
          </draw:line>
          <draw:line draw:style-name="gr6" draw:text-style-name="P3" draw:layer="layout" svg:x1="22.4cm" svg:y1="10.3cm" svg:x2="18.3cm" svg:y2="7.1cm">
            <text:p/>
          </draw:line>
          <draw:line draw:style-name="gr6" draw:text-style-name="P3" draw:layer="layout" svg:x1="21.7cm" svg:y1="15.1cm" svg:x2="17.7cm" svg:y2="7.4cm">
            <text:p/>
          </draw:line>
          <draw:frame draw:style-name="gr7" draw:text-style-name="P4" draw:layer="layout" svg:width="4.401cm" svg:height="1.673cm" svg:x="9.299cm" svg:y="7.427cm">
            <draw:text-box>
              <text:p>Raspberry</text:p>
              <text:p>AvNav Server</text:p>
            </draw:text-box>
          </draw:frame>
          <draw:frame draw:style-name="gr7" draw:text-style-name="P4" draw:layer="layout" svg:width="3.774cm" svg:height="0.962cm" svg:x="3.8cm" svg:y="6.1cm">
            <draw:text-box>
              <text:p>Nmea 0183</text:p>
            </draw:text-box>
          </draw:frame>
          <draw:line draw:style-name="gr6" draw:text-style-name="P3" draw:layer="layout" svg:x1="14.4cm" svg:y1="9.1cm" svg:x2="16.6cm" svg:y2="6.8cm">
            <text:p/>
          </draw:line>
          <draw:frame draw:style-name="gr7" draw:text-style-name="P5" draw:layer="layout" svg:width="3.774cm" svg:height="3.095cm" svg:x="0.926cm" svg:y="10.8cm">
            <draw:text-box>
              <text:p text:style-name="P1">Nmea 0183</text:p>
              <text:p text:style-name="P1">Log</text:p>
              <text:p text:style-name="P1">Lot</text:p>
              <text:p text:style-name="P1">Wind</text:p>
            </draw:text-box>
          </draw:frame>
          <draw:line draw:style-name="gr8" draw:text-style-name="P3" draw:layer="layout" svg:x1="11.3cm" svg:y1="16.3cm" svg:x2="11.3cm" svg:y2="13.3cm">
            <text:p text:style-name="P1"/>
          </draw:line>
          <draw:frame draw:style-name="gr7" draw:text-style-name="P4" draw:layer="layout" svg:width="1.806cm" svg:height="0.962cm" svg:x="11.5cm" svg:y="14.338cm">
            <draw:text-box>
              <text:p>USB</text:p>
            </draw:text-box>
          </draw:frame>
          <draw:line draw:style-name="gr8" draw:text-style-name="P3" draw:layer="layout" svg:x1="7.9cm" svg:y1="11.8cm" svg:x2="6.8cm" svg:y2="11.8cm">
            <text:p/>
          </draw:line>
          <draw:line draw:style-name="gr8" draw:text-style-name="P3" draw:layer="layout" svg:x1="6.8cm" svg:y1="9.8cm" svg:x2="8.3cm" svg:y2="9.8cm">
            <text:p/>
          </draw:line>
          <draw:frame draw:style-name="gr9" draw:text-style-name="P4" draw:layer="layout" svg:width="2.191cm" svg:height="1.873cm" svg:x="16.609cm" svg:y="5.027cm">
            <draw:text-box>
              <text:p>avnav</text:p>
              <text:p>Wlan</text:p>
            </draw:text-box>
          </draw:frame>
          <draw:frame draw:style-name="gr7" draw:text-style-name="P4" draw:layer="layout" svg:width="3.389cm" svg:height="2.384cm" svg:x="22.6cm" svg:y="14.716cm">
            <draw:text-box>
              <text:p>OpenCpn,</text:p>
              <text:p>InavX,</text:p>
              <text:p>Isailor...</text:p>
            </draw:text-box>
          </draw:frame>
          <draw:frame draw:style-name="gr7" draw:text-style-name="P5" draw:layer="layout" svg:width="4.452cm" svg:height="2.384cm" svg:x="22.748cm" svg:y="1.827cm">
            <draw:text-box>
              <text:p text:style-name="P1">IOS, Android, </text:p>
              <text:p text:style-name="P1">Windows…</text:p>
              <text:p text:style-name="P1">Browser</text:p>
            </draw:text-box>
          </draw:frame>
          <draw:g>
            <draw:frame draw:style-name="gr7" draw:text-style-name="P4" draw:layer="layout" svg:width="1.526cm" svg:height="0.962cm" svg:x="7.3cm" svg:y="16.5cm">
              <draw:text-box>
                <text:p>AIS</text:p>
              </draw:text-box>
            </draw:frame>
            <draw:line draw:style-name="gr10" draw:text-style-name="P3" draw:layer="layout" svg:x1="7.4cm" svg:y1="17.6cm" svg:x2="9.2cm" svg:y2="17.6cm">
              <text:p/>
            </draw:line>
          </draw:g>
          <draw:frame draw:style-name="gr7" draw:text-style-name="P4" draw:layer="layout" svg:width="1.844cm" svg:height="0.962cm" svg:x="7.4cm" svg:y="14.338cm">
            <draw:text-box>
              <text:p>GPS</text:p>
            </draw:text-box>
          </draw:frame>
          <draw:line draw:style-name="gr10" draw:text-style-name="P3" draw:layer="layout" svg:x1="9cm" svg:y1="15.3cm" svg:x2="7.3cm" svg:y2="15.3cm">
            <text:p/>
          </draw:line>
          <draw:frame draw:style-name="gr11" draw:text-style-name="P4" draw:layer="layout" svg:width="2.966cm" svg:height="1.262cm" svg:x="3.2cm" svg:y="2.8cm">
            <draw:text-box>
              <text:p>Autopilot</text:p>
            </draw:text-box>
          </draw:fram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opacity draw:name="Transparency_20_1" draw:display-name="Transparency 1" draw:style="ellipsoid" draw:cx="50%" draw:cy="50%" draw:start="100%" draw:end="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as </meta:initial-creator>
    <meta:creation-date>2019-12-25T14:22:41.122138423</meta:creation-date>
    <dc:date>2019-12-25T15:55:56.062641609</dc:date>
    <dc:creator>Andreas </dc:creator>
    <meta:editing-duration>PT1H1M2S</meta:editing-duration>
    <meta:editing-cycles>2</meta:editing-cycles>
    <meta:generator>LibreOffice/6.0.7.3$Linux_X86_64 LibreOffice_project/00m0$Build-3</meta:generator>
    <meta:document-statistic meta:object-count="44"/>
  </office:meta>
</office:document-meta>
</file>